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67000079190000251DB9623627.wmf"/>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list-style-name="L4">
      <style:graphic-properties draw:stroke="none" svg:stroke-width="0cm" draw:fill="solid" draw:fill-color="#9bbee9" draw:textarea-vertical-align="top" draw:auto-grow-height="true" fo:min-height="0cm" fo:min-width="0cm" fo:padding-top="0cm" fo:padding-bottom="0cm" fo:padding-left="0.1cm" fo:padding-right="0.1cm" fo:wrap-option="wrap"/>
    </style:style>
    <style:style style:name="gr4" style:family="graphic" style:parent-style-name="standard">
      <style:graphic-properties draw:stroke="solid" svg:stroke-width="0.079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18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6" style:family="graphic" style:parent-style-name="standard" style:list-style-name="L8">
      <style:graphic-properties draw:stroke="none" svg:stroke-width="0cm" draw:fill="none" draw:textarea-vertical-align="middle" draw:auto-grow-height="true" fo:min-height="0cm" fo:min-width="0cm" fo:padding-top="0.127cm" fo:padding-bottom="0.127cm" fo:padding-left="0cm" fo:padding-right="0cm" fo:wrap-option="wrap"/>
    </style:style>
    <style:style style:name="pr1" style:family="presentation" style:parent-style-name="Default-outline1">
      <style:graphic-properties draw:stroke="none" svg:stroke-width="0cm" draw:fill="solid" draw:fill-color="#e4f2fa" draw:textarea-vertical-align="top" draw:auto-grow-height="false" fo:min-height="12.573cm" fo:padding-top="0.125cm" fo:padding-bottom="0.125cm" fo:padding-left="0.25cm" fo:padding-right="0.25cm" fo:wrap-option="wrap"/>
    </style:style>
    <style:style style:name="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stroke="none" svg:stroke-width="0cm" draw:fill="none" draw:fill-color="#ffffff" draw:textarea-vertical-align="top" draw:auto-grow-height="false" fo:min-height="8.001cm" fo:padding-top="0.125cm" fo:padding-bottom="0.125cm" fo:padding-left="0.25cm" fo:padding-right="0.25cm" fo:wrap-option="wrap"/>
    </style:style>
    <style:style style:name="pr4" style:family="presentation" style:parent-style-name="Default-backgroundobjects">
      <style:graphic-properties draw:stroke="none" svg:stroke-width="0cm" draw:fill="none" draw:fill-color="#ffffff" draw:textarea-vertical-align="top" draw:auto-grow-height="false" fo:min-height="8.001cm" fo:padding-top="0.125cm" fo:padding-bottom="0.125cm" fo:padding-left="0.25cm" fo:padding-right="0.25cm" fo:wrap-option="wrap"/>
    </style:style>
    <style:style style:name="pr5" style:family="presentation" style:parent-style-name="Default_20_1-notes">
      <style:graphic-properties draw:fill-color="#ffffff" fo:min-height="12.572cm"/>
    </style:style>
    <style:style style:name="co1" style:family="table-column">
      <style:table-column-properties style:column-width="9.384cm" style:use-optimal-column-width="false"/>
    </style:style>
    <style:style style:name="co2" style:family="table-column">
      <style:table-column-properties style:column-width="0.62cm" style:use-optimal-column-width="false"/>
    </style:style>
    <style:style style:name="co3" style:family="table-column">
      <style:table-column-properties style:column-width="12.847cm" style:use-optimal-column-width="false"/>
    </style:style>
    <style:style style:name="co4" style:family="table-column">
      <style:table-column-properties style:column-width="0.608cm" style:use-optimal-column-width="false"/>
    </style:style>
    <style:style style:name="co5" style:family="table-column">
      <style:table-column-properties style:column-width="7.951cm" style:use-optimal-column-width="false"/>
    </style:style>
    <style:style style:name="ro1" style:family="table-row">
      <style:table-row-properties style:row-height="1.271cm"/>
    </style:style>
    <style:style style:name="ro2" style:family="table-row">
      <style:table-row-properties style:row-height="5.666cm"/>
    </style:style>
    <style:style style:name="ro3" style:family="table-row">
      <style:table-row-properties style:row-height="1.143cm"/>
    </style:style>
    <style:style style:name="ro4" style:family="table-row">
      <style:table-row-properties style:row-height="1.777cm"/>
    </style:style>
    <style:style style:name="ce1" style:family="table-cell">
      <style:graphic-properties draw:fill="solid" draw:fill-color="#9bbee9" style:repeat="repeat" draw:textarea-vertical-align="top" fo:padding-top="0.127cm" fo:padding-bottom="0.127cm" fo:padding-left="0.254cm" fo:padding-right="0.254cm"/>
      <style:paragraph-properties fo:margin-left="0cm" fo:margin-right="0cm" fo:margin-top="0cm" fo:margin-bottom="0cm" fo:line-height="100%" fo:text-align="center"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border="non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3" style:family="table-cell">
      <style:graphic-properties draw:fill="solid" draw:fill-color="#9bbee9" style:repeat="repeat" draw:textarea-vertical-align="top" fo:padding-top="0.127cm" fo:padding-bottom="0.127cm" fo:padding-left="0.254cm" fo:padding-right="0.254cm"/>
      <style:paragraph-properties fo:margin-left="0cm" fo:margin-right="0cm" fo:margin-top="0cm" fo:margin-bottom="0cm" fo:line-height="100%" fo:text-align="center"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9bbee9" style:repeat="repeat" draw:textarea-vertical-align="top" fo:padding-top="0.127cm" fo:padding-bottom="0.127cm" fo:padding-left="0.254cm" fo:padding-right="0.254cm"/>
      <style:paragraph-properties fo:margin-left="0cm" fo:margin-right="0cm" fo:margin-top="0cm" fo:margin-bottom="0cm" fo:line-height="100%" fo:text-align="center" fo:text-indent="0cm" fo:border="none"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0.127cm" fo:padding-bottom="0.127cm" fo:padding-left="0.254cm" fo:padding-right="0.254cm"/>
      <style:paragraph-properties fo:margin-left="0cm" fo:margin-right="0cm" fo:margin-top="0.212cm" fo:margin-bottom="0cm" fo:line-height="100%" fo:text-align="start" fo:text-indent="0cm" fo:border="none"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top" fo:padding-top="0.127cm" fo:padding-bottom="0.127cm" fo:padding-left="0.254cm" fo:padding-right="0.254cm"/>
      <style:paragraph-properties fo:border="non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7" style:family="table-cell">
      <style:graphic-properties draw:fill="none" style:repeat="repeat" draw:textarea-vertical-align="top" fo:padding-top="0.127cm" fo:padding-bottom="0.127cm" fo:padding-left="0.254cm" fo:padding-right="0.254cm"/>
      <style:paragraph-properties fo:margin-left="0cm" fo:margin-right="0cm" fo:margin-top="0.212cm" fo:margin-bottom="0cm" fo:line-height="100%" fo:text-align="start" fo:text-indent="0cm" fo:border="none"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top" fo:padding-top="0.127cm" fo:padding-bottom="0.127cm" fo:padding-left="0.254cm" fo:padding-right="0.254cm"/>
      <style:paragraph-properties fo:margin-left="0cm" fo:margin-right="0cm" fo:margin-top="0.212cm" fo:margin-bottom="0cm" fo:line-height="100%" fo:text-align="start" fo:text-indent="0cm" fo:border="none"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9bbee9" style:repeat="repeat" draw:textarea-vertical-align="top" fo:padding-top="0.127cm" fo:padding-bottom="0.127cm" fo:padding-left="0.254cm" fo:padding-right="0.254cm"/>
      <style:paragraph-properties fo:margin-left="0cm" fo:margin-right="0cm" fo:margin-top="0cm" fo:margin-bottom="0cm" fo:line-height="150%" fo:text-align="center"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style:repeat="repeat"/>
    </style:style>
    <style:style style:name="ce11" style:family="table-cell">
      <style:graphic-properties draw:fill="none" style:repeat="repeat" draw:textarea-vertical-align="top" fo:padding-top="0.127cm" fo:padding-bottom="0.127cm" fo:padding-left="0.254cm" fo:padding-right="0.254cm"/>
      <style:paragraph-properties fo:margin-left="0cm" fo:margin-right="0cm" fo:margin-top="0.159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text-align="justify" style:punctuation-wrap="hanging"/>
    </style:style>
    <style:style style:name="P6"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7" style:family="paragraph">
      <style:paragraph-properties fo:margin-left="0cm" fo:margin-right="0cm" fo:margin-top="0cm" fo:margin-bottom="0cm" fo:line-height="150%" fo:text-align="center" fo:text-indent="0cm" style:punctuation-wrap="hanging" style:writing-mode="lr-tb"/>
      <style:text-properties fo:font-size="18pt" fo:hyphenate="false"/>
    </style:style>
    <style:style style:name="P8" style:family="paragraph">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0" style:family="paragraph">
      <style:paragraph-properties fo:margin-left="0cm" fo:margin-right="0cm" fo:margin-top="0.212cm" fo:margin-bottom="0cm" fo:line-height="100%" fo:text-align="start"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fo:hyphenate="false"/>
    </style:style>
    <style:style style:name="P11" style:family="paragraph">
      <style:paragraph-properties fo:margin-top="0.212cm" fo:margin-bottom="0cm" style:punctuation-wrap="hanging"/>
    </style:style>
    <style:style style:name="P12" style:family="paragraph">
      <style:paragraph-properties fo:margin-left="0cm" fo:margin-right="0cm" fo:margin-top="0.159cm" fo:margin-bottom="0cm" fo:line-height="100%" fo:text-align="start" fo:text-indent="0cm" style:punctuation-wrap="hanging" style:writing-mode="lr-tb"/>
      <style:text-properties fo:font-size="18pt" fo:hyphenate="false"/>
    </style:style>
    <style:style style:name="P13" style:family="paragraph">
      <style:paragraph-properties fo:text-align="center"/>
      <style:text-properties fo:font-size="18pt"/>
    </style:style>
    <style:style style:name="P14"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15" style:family="paragraph">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16" style:family="paragraph">
      <style:text-properties fo:font-size="20pt"/>
    </style:style>
    <style:style style:name="T1" style:family="text">
      <style:text-properties fo:color="#000000" style:text-line-through-style="none" fo:font-family="'Book Antiqua'"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color="#000000" style:text-line-through-style="none" fo:font-family="'Book Antiqua'" style:font-family-generic="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text-line-through-style="none" fo:font-family="'Book Antiqua'" style:font-family-generic="roman" fo:font-size="14pt" fo:letter-spacing="normal" fo:font-style="normal" style:text-underline-style="none" fo:font-weight="bold" style:font-size-asian="14pt" style:font-style-asian="normal" style:font-weight-asian="bold" style:font-family-complex="Arial" style:font-size-complex="14pt" style:font-style-complex="normal" style:font-weight-complex="bold"/>
    </style:style>
    <style:style style:name="T6" style:family="text">
      <style:text-properties fo:color="#ffffff" style:text-line-through-style="none" fo:font-family="'Book Antiqua'" style:font-family-generic="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Book Antiqua'" style:font-family-generic="roman" fo:font-size="12pt" fo:letter-spacing="normal" fo:font-style="normal" style:text-underline-style="none" fo:font-weight="normal" style:font-family-asian="'Microsoft YaHei'" style:font-size-asian="12pt" style:font-style-asian="normal" style:font-weight-asian="normal" style:font-family-complex="Tahoma" style:font-size-complex="12pt" style:font-style-complex="normal" style:font-weight-complex="normal"/>
    </style:style>
    <style:style style:name="T8" style:family="text">
      <style:text-properties fo:color="#000000" style:text-line-through-style="none" fo:font-family="'Book Antiqua'" style:font-family-generic="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000000" style:text-line-through-style="none" fo:font-family="'Book Antiqua'" style:font-family-generic="roman" fo:font-size="12pt" fo:letter-spacing="normal" fo:font-style="normal" style:text-underline-style="none" fo:font-weight="normal" style:font-family-asian="'Microsoft YaHei'" style:font-size-asian="12pt" style:font-style-asian="normal" style:font-weight-asian="normal" style:font-family-complex="Arial" style:font-size-complex="12pt" style:font-style-complex="normal" style:font-weight-complex="normal"/>
    </style:style>
    <style:style style:name="T10" style:family="text">
      <style:text-properties fo:color="#000000" style:text-line-through-style="none" fo:font-family="'Book Antiqua'" style:font-family-generic="roma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000000" style:text-line-through-style="none" fo:font-family="'Book Antiqua'" style:font-family-generic="roman" fo:font-size="20pt" fo:letter-spacing="normal" fo:font-style="italic" style:text-underline-style="none"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5cm" text:min-label-width="0.47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ext Placeholder 6" presentation:style-name="pr1" draw:text-style-name="P2" draw:layer="layout" svg:width="17.577cm" svg:height="1.95cm" svg:x="14.066cm" svg:y="8.549cm" presentation:class="outline" presentation:user-transformed="true">
          <draw:text-box>
            <text:list text:style-name="L1">
              <text:list-item>
                <text:p text:style-name="P1"><text:span text:style-name="T1">Success Stories</text:span></text:p>
              </text:list-item>
            </text:list>
          </draw:text-box>
        </draw:frame>
        <draw:frame draw:name="Slide Number Placeholder 11" presentation:style-name="pr2" draw:text-style-name="P4" draw:layer="layout" svg:width="0.418cm" svg:height="0.426cm" svg:x="32.303cm" svg:y="18.019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0.662cm" svg:height="6.001cm" svg:x="10.958cm" svg:y="2.223cm" draw:page-number="1" presentation:class="page"/>
          <draw:frame draw:name="Notes Placeholder 2" presentation:style-name="pr3" draw:text-style-name="P2" draw:layer="layout" svg:width="26.06cm" svg:height="6.998cm" svg:x="3.259cm" svg:y="8.558cm" presentation:class="notes" presentation:user-transformed="true">
            <draw:text-box>
              <text:p/>
            </draw:text-box>
          </draw:frame>
          <draw:frame draw:name="Slide Number Placeholder 3" presentation:style-name="pr4" draw:text-style-name="P4" draw:layer="layout" svg:width="14.118cm" svg:height="0.89cm" svg:x="18.455cm" svg:y="16.889cm" presentation:class="page-number" presentation:user-transformed="true">
            <draw:text-box>
              <text:p text:style-name="P3"><text:span text:style-name="T3"><text:page-number>&lt;number&gt;</text:page-number></text:span></text:p>
            </draw:text-box>
          </draw:frame>
        </presentation:notes>
      </draw:page>
      <draw:page draw:name="page2" draw:style-name="dp3" draw:master-page-name="Default_20_1" presentation:presentation-page-layout-name="AL1T19">
        <draw:custom-shape draw:name="TextBox 4" draw:style-name="gr2" draw:text-style-name="P6" draw:layer="layout" svg:width="23.089cm" svg:height="3.348cm" svg:x="1.04cm" svg:y="3.683cm">
          <text:p text:style-name="P5"><text:span text:style-name="T4">Client is having various operations in gaming and entertainment. The Company provides convention and banquet space, casinos, restaurants, movie theaters, bowling alleys, hotels, and entertainment facilities. Station Casinos conducts its business in the State of Nevada.Teradata <text:s/>database migrated to <text:s/>Cloud and existing Informatica 9.x Version not supporting the Teradata Cloud as source/ target database.</text:span></text:p>
          <draw:enhanced-geometry svg:viewBox="0 0 21600 21600" draw:type="rectangle" draw:enhanced-path="M 0 0 L 21600 0 21600 21600 0 21600 0 0 Z N"/>
        </draw:custom-shape>
        <draw:custom-shape draw:name="Rectangle 11" draw:style-name="gr3" draw:text-style-name="P8" draw:layer="layout" svg:width="22.939cm" svg:height="0.889cm" svg:x="1.27cm" svg:y="2.464cm">
          <text:p text:style-name="P7"><text:span text:style-name="T5">Problem Statement</text:span></text:p>
          <draw:enhanced-geometry svg:viewBox="0 0 21600 21600" draw:type="rectangle" draw:enhanced-path="M 0 0 L 21600 0 21600 21600 0 21600 0 0 Z N"/>
        </draw:custom-shape>
        <draw:frame draw:name="Table 1" draw:style-name="standard" draw:layer="layout" svg:width="31.409cm" svg:height="9.856cm" svg:x="1.27cm" svg:y="7.699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9"><text:span text:style-name="T6">Scope of Work</text:span></text:p>
              </table:table-cell>
              <table:table-cell/>
              <table:table-cell table:style-name="ce3">
                <text:p text:style-name="P9"><text:span text:style-name="T6">Our Solution</text:span></text:p>
              </table:table-cell>
              <table:table-cell/>
              <table:table-cell table:style-name="ce4">
                <text:p text:style-name="P9"><text:span text:style-name="T6">Technology</text:span></text:p>
              </table:table-cell>
            </table:table-row>
            <table:table-row table:style-name="ro2" table:default-cell-style-name="ce6">
              <table:table-cell table:style-name="ce5">
                <text:list text:style-name="L6">
                  <text:list-item>
                    <text:p text:style-name="P10"><text:span text:style-name="T7">Upgrade Teradata to Cloud</text:span></text:p>
                  </text:list-item>
                  <text:list-item>
                    <text:p text:style-name="P10"><text:span text:style-name="T7">Upgrade Informatica PC Server to 10.x</text:span></text:p>
                  </text:list-item>
                  <text:list-item>
                    <text:p text:style-name="P11"><text:span text:style-name="T7">Upgrade Informatica Power Exchange to 10.x</text:span></text:p>
                  </text:list-item>
                  <text:list-item>
                    <text:p text:style-name="P10"><text:span text:style-name="T7">Troubleshoot and Resolve Informatica/ Power Exchange issues with Teradata Cloud database</text:span></text:p>
                  </text:list-item>
                </text:list>
              </table:table-cell>
              <table:table-cell/>
              <table:table-cell table:style-name="ce7">
                <text:list text:continue-numbering="true" text:style-name="L6">
                  <text:list-item>
                    <text:p text:style-name="P10"><text:span text:style-name="T7">Installation of Informatica PowerCenter 10.2 Client/ Server</text:span></text:p>
                  </text:list-item>
                  <text:list-item>
                    <text:p text:style-name="P10"><text:span text:style-name="T7">Installation of Power Exchange 10.2. </text:span></text:p>
                  </text:list-item>
                  <text:list-item>
                    <text:p text:style-name="P10"><text:span text:style-name="T7">Upgrade Teradata 15 to Teradata 16 Cloud database</text:span></text:p>
                  </text:list-item>
                  <text:list-item>
                    <text:p text:style-name="P10"><text:span text:style-name="T7">Upgrade AS400 source registrations to compatible version</text:span></text:p>
                  </text:list-item>
                  <text:list-item>
                    <text:p text:style-name="P10"><text:span text:style-name="T7">Repoint Informatica <text:s/>connections to new AS400 sources and Teradata Cloud database</text:span></text:p>
                  </text:list-item>
                  <text:list-item>
                    <text:p text:style-name="P10"><text:span text:style-name="T7">Minimize the downtime and avoid manual interference</text:span></text:p>
                    <text:p text:style-name="P10"><text:span text:style-name="T7"/></text:p>
                  </text:list-item>
                </text:list>
              </table:table-cell>
              <table:table-cell/>
              <table:table-cell table:style-name="ce8">
                <text:list text:continue-numbering="true" text:style-name="L6">
                  <text:list-item>
                    <text:p text:style-name="P10"><text:span text:style-name="T7">Data Repository : Teradata Cloud / AS400</text:span></text:p>
                  </text:list-item>
                  <text:list-item>
                    <text:p text:style-name="P10"><text:span text:style-name="T7">ETL : Informatica Power Center / Power Exchange</text:span></text:p>
                    <text:p text:style-name="P10"><text:span text:style-name="T7"/></text:p>
                  </text:list-item>
                </text:list>
              </table:table-cell>
            </table:table-row>
            <table:table-row table:style-name="ro3" table:default-cell-style-name="ce10">
              <table:table-cell table:style-name="ce9" table:number-columns-spanned="5">
                <text:p text:style-name="P7"><text:span text:style-name="T8">Business Value Delivered</text:span></text:p>
              </table:table-cell>
              <table:covered-table-cell/>
              <table:covered-table-cell/>
              <table:covered-table-cell/>
              <table:covered-table-cell/>
            </table:table-row>
            <table:table-row table:style-name="ro4" table:default-cell-style-name="ce10">
              <table:table-cell table:style-name="ce11" table:number-columns-spanned="5">
                <text:list text:style-name="L7">
                  <text:list-item>
                    <text:p text:style-name="P12"><text:span text:style-name="T9">Helped Informatica Development team in Teradata upgrade with least downtime and minimal impact on business</text:span></text:p>
                    <text:p text:style-name="P12"><text:span text:style-name="T9"/></text:p>
                  </text:list-item>
                </text:list>
              </table:table-cell>
              <table:covered-table-cell/>
              <table:covered-table-cell/>
              <table:covered-table-cell/>
              <table:covered-table-cell/>
            </table:table-row>
          </table:table>
          <draw:image xlink:href="Pictures/TablePreview1.svm" xlink:type="simple" xlink:show="embed" xlink:actuate="onLoad"/>
        </draw:frame>
        <draw:g draw:name="Group 14">
          <draw:line draw:name="Straight Connector 22" draw:style-name="gr4" draw:text-style-name="P13" draw:layer="layout" svg:x1="1.269cm" svg:y1="7.54cm" svg:x2="24.13cm" svg:y2="7.54cm">
            <text:p/>
          </draw:line>
          <draw:line draw:name="Straight Connector 13" draw:style-name="gr5" draw:text-style-name="P13" draw:layer="layout" svg:x1="1.269cm" svg:y1="7.413cm" svg:x2="24.13cm" svg:y2="7.413cm">
            <text:p/>
          </draw:line>
        </draw:g>
        <draw:custom-shape draw:name="Title 2" draw:style-name="gr6" draw:text-style-name="P15" draw:layer="layout" svg:width="32.158cm" svg:height="2.083cm" svg:x="1.27cm" svg:y="0.116cm">
          <text:p text:style-name="P14"><text:span text:style-name="T10">Terdata Cloud upgrade / Informatica Server upgrade</text:span><text:span text:style-name="T10"><text:line-break/></text:span><text:span text:style-name="T11">For US based <text:s/>client in Nevada</text:span></text:p>
          <draw:enhanced-geometry svg:viewBox="0 0 21600 21600" draw:type="rectangle" draw:enhanced-path="M 0 0 L 21600 0 21600 21600 0 21600 0 0 Z N"/>
        </draw:custom-shape>
        <presentation:notes draw:style-name="dp4">
          <draw:page-thumbnail draw:style-name="gr1" draw:layer="layout" svg:width="13.968cm" svg:height="10.476cm" svg:x="3.81cm" svg:y="2.123cm" draw:page-number="2"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Calibri"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2.579cm" fo:page-height="17.78cm" style:print-orientation="portrait"/>
    </style:page-layout>
    <style:page-layout style:name="PM3">
      <style:page-layout-properties fo:margin-top="0cm" fo:margin-bottom="0cm" fo:margin-left="0cm" fo:margin-right="0cm" fo:page-width="32.579cm" fo:page-height="17.7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2560a9"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79bee8"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no-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solid" draw:fill-color="#2f78d1"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4989d7"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699ede"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draw:fill="solid" draw:fill-color="#9bbee9"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solid" draw:fill-color="#cddff4"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stroke-linejoin="miter" draw:fill="solid" draw:fill-color="#e6effa"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pr1" style:family="presentation" style:parent-style-name="Default-outline1">
      <style:graphic-properties draw:stroke="none" svg:stroke-width="0cm" draw:fill="solid" draw:fill-color="#e4f2fa" draw:textarea-vertical-align="middle" draw:auto-grow-height="false" draw:fit-to-size="false" fo:min-height="12.573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middle" draw:auto-grow-height="true" fo:min-height="12.573cm" fo:padding-top="0cm" fo:padding-bottom="0cm" fo:padding-left="0cm" fo:padding-right="0cm" fo:wrap-option="no-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0.889cm"/>
    </style:style>
    <style:style style:name="Mpr8" style:family="presentation" style:parent-style-name="Default_20_1-backgroundobjects">
      <style:graphic-properties draw:stroke="none" draw:fill="none" draw:fill-color="#ffffff" draw:textarea-vertical-align="bottom" draw:auto-grow-height="false" fo:min-height="0.889cm"/>
    </style:style>
    <style:style style:name="Mpr9"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wrap"/>
    </style:style>
    <style:style style:name="Mpr11" style:family="presentation" style:parent-style-name="Default_20_2-outline1">
      <style:graphic-properties draw:stroke="none" svg:stroke-width="0cm" draw:fill="solid" draw:fill-color="#e4f2fa" draw:textarea-vertical-align="top" draw:auto-grow-height="true" fo:min-height="12.573cm" fo:padding-top="0.1cm" fo:padding-bottom="0.1cm" fo:padding-left="0.1cm" fo:padding-right="0.1cm" fo:wrap-option="wrap"/>
    </style:style>
    <style:style style:name="Mpr12" style:family="presentation" style:parent-style-name="Default_20_2-backgroundobjects">
      <style:graphic-properties draw:stroke="none" svg:stroke-width="0cm" draw:fill="none" draw:fill-color="#ffffff" draw:textarea-vertical-align="middle" draw:auto-grow-height="true" fo:min-height="12.573cm" fo:padding-top="0cm" fo:padding-bottom="0cm" fo:padding-left="0cm" fo:padding-right="0cm" fo:wrap-option="no-wrap"/>
    </style:style>
    <style:style style:name="Mpr13" style:family="presentation" style:parent-style-name="Default_20_2-backgroundobjects">
      <style:graphic-properties draw:stroke="none" draw:fill="none" draw:fill-color="#ffffff" draw:auto-grow-height="false" fo:min-height="0.889cm"/>
    </style:style>
    <style:style style:name="Mpr14" style:family="presentation" style:parent-style-name="Default_20_2-backgroundobjects">
      <style:graphic-properties draw:stroke="none" draw:fill="none" draw:fill-color="#ffffff" draw:textarea-vertical-align="bottom" draw:auto-grow-height="false" fo:min-height="0.88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fo:text-align="center"/>
      <style:text-properties fo:font-size="18pt"/>
    </style:style>
    <style:style style:name="MP6" style:family="paragraph">
      <style:text-properties fo:font-size="18pt"/>
    </style:style>
    <style:style style:name="MP7"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font-size="18pt" fo:hyphenate="false"/>
    </style:style>
    <style:style style:name="MP11" style:family="paragraph">
      <style:paragraph-properties style:font-independent-line-spacing="true"/>
      <style:text-properties fo:font-size="18pt" style:font-size-asian="14pt" style:font-size-complex="14pt"/>
    </style:style>
    <style:style style:name="MP12" style:family="paragraph">
      <style:paragraph-properties fo:text-align="center" style:font-independent-line-spacing="true"/>
      <style:text-properties fo:font-size="18pt" style:font-size-asian="14pt" style:font-size-complex="14pt"/>
    </style:style>
    <style:style style:name="MP13" style:family="paragraph">
      <style:paragraph-properties fo:margin-left="0cm" fo:margin-right="0cm" fo:margin-top="0.212cm" fo:margin-bottom="0.106cm" fo:line-height="90%" fo:text-align="start" fo:text-indent="0cm" style:punctuation-wrap="hanging" style:writing-mode="lr-tb"/>
      <style:text-properties fo:font-size="18pt" fo:hyphenate="false"/>
    </style:style>
    <style:style style:name="MP14" style:family="paragraph">
      <style:paragraph-properties fo:margin-left="0cm" fo:margin-right="0cm" fo:margin-top="0.106cm" fo:margin-bottom="0.106cm" fo:line-height="90%" fo:text-align="start" fo:text-indent="0cm" style:punctuation-wrap="hanging" style:writing-mode="lr-tb"/>
      <style:text-properties fo:font-size="18pt" fo:hyphenate="false"/>
    </style:style>
    <style:style style:name="MP15" style:family="paragraph">
      <style:paragraph-properties fo:margin-left="0cm" fo:margin-right="0cm" fo:margin-top="0.035cm" fo:margin-bottom="0.03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fo:font-size="10pt" fo:letter-spacing="normal" fo:font-style="normal" style:text-underline-style="none" fo:font-weight="normal" style:font-family-asian="Calibri" style:font-pitch-asian="fixed" style:font-size-asian="10pt" style:font-style-asian="normal" style:font-weight-asian="normal" style:font-family-complex="Helvetica" style:font-family-generic-complex="swiss" style:font-size-complex="10pt" style:font-style-complex="normal" style:font-weight-complex="normal"/>
    </style:style>
    <style:style style:name="MT2" style:family="text">
      <style:text-properties fo:color="#000000"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3"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37609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29cm"/>
        <style:text-properties fo:font-family="Arial" style:font-family-generic="swiss" fo:color="#2560a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29cm"/>
        <style:text-properties fo:font-family="Arial" style:font-family-generic="swiss" fo:color="#2560a9" fo:font-size="45%"/>
      </text:list-level-style-bullet>
      <text:list-level-style-bullet text:level="2" text:bullet-char="§">
        <style:list-level-properties text:space-before="0.671cm" text:min-label-width="0.629cm"/>
        <style:text-properties fo:font-family="Wingdings" fo:color="#2560a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29cm"/>
        <style:text-properties fo:font-family="Arial" style:font-family-generic="swiss" fo:color="#2560a9" fo:font-size="45%"/>
      </text:list-level-style-bullet>
      <text:list-level-style-bullet text:level="2" text:bullet-char="§">
        <style:list-level-properties text:space-before="0.671cm" text:min-label-width="0.629cm"/>
        <style:text-properties fo:font-family="Wingdings" fo:color="#2560a9" fo:font-size="75%"/>
      </text:list-level-style-bullet>
      <text:list-level-style-bullet text:level="3" text:bullet-char="o">
        <style:list-level-properties text:space-before="1.371cm" text:min-label-width="0.629cm"/>
        <style:text-properties fo:font-family="'Courier New'" style:font-family-generic="modern" style:font-pitch="fixed" fo:color="#2560a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9">
        <draw:custom-shape draw:name="Pentagon 6" draw:style-name="Mgr3" draw:text-style-name="MP3" draw:layer="layout" svg:width="23.603cm" svg:height="0.126cm" svg:x="1.204cm" svg:y="2.2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Chevron 7" draw:style-name="Mgr4" draw:text-style-name="MP3" draw:layer="layout" svg:width="3.508cm" svg:height="0.126cm" svg:x="24.807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 draw:style-name="Mgr3" draw:text-style-name="MP3" draw:layer="layout" svg:width="4.407cm" svg:height="0.126cm" svg:x="28.316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name="Rectangle 13" draw:style-name="Mgr5" draw:text-style-name="MP3" draw:layer="backgroundobjects" svg:width="10.382cm" svg:height="0.424cm" svg:x="11.855cm" svg:y="17.927cm">
        <text:p text:style-name="MP4"><text:span text:style-name="MT1">Confidential and Proprietary to Exusia, Inc. Copyright © 2020 Exusia, Inc.</text:span></text:p>
        <draw:enhanced-geometry svg:viewBox="0 0 21600 21600" draw:type="rectangle" draw:enhanced-path="M 0 0 L 21600 0 21600 21600 0 21600 0 0 Z N"/>
      </draw:custom-shape>
      <draw:frame draw:name="Picture 12" draw:style-name="Mgr6" draw:text-style-name="MP5" draw:layer="backgroundobjects" svg:width="4.069cm" svg:height="1.249cm" svg:x="1.204cm" svg:y="17.196cm">
        <draw:image xlink:href="Pictures/20000067000079190000251DB9623627.wmf" xlink:type="simple" xlink:show="embed" xlink:actuate="onLoad">
          <text:p/>
        </draw:image>
      </draw:frame>
      <draw:frame draw:name="Text Placeholder 2" presentation:style-name="Mpr1" draw:text-style-name="MP3" draw:layer="backgroundobjects" svg:width="17.577cm" svg:height="1.95cm" svg:x="14.066cm" svg:y="8.549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6"><text:span text:style-name="MT2">Seventh Outline Level</text:span></text:p>
                                      <text:list>
                                        <text:list-item>
                                          <text:p text:style-name="MP6"><text:span text:style-name="MT2">Eighth Outline Level</text:span></text:p>
                                        </text:list-item>
                                      </text:list>
                                    </text:list-item>
                                  </text:list>
                                </text:list-item>
                              </text:list>
                            </text:list-item>
                          </text:list>
                        </text:list-item>
                      </text:list>
                    </text:list-item>
                  </text:list>
                </text:list-item>
              </text:list>
            </text:list-item>
          </text:list>
          <text:p text:style-name="MP7"><text:span text:style-name="MT2">Ninth Outline LevelClick to change Subtitle</text:span></text:p>
        </draw:text-box>
      </draw:frame>
      <draw:g draw:name="Group 77">
        <draw:custom-shape draw:name="Freeform 76" draw:style-name="Mgr3" draw:text-style-name="MP3" draw:layer="layout" svg:width="11.214cm" svg:height="19.049cm" draw:transform="rotate (-1.57079632679579) translate (15.98cm 3.918cm)">
          <text:p/>
          <draw:enhanced-geometry draw:mirror-horizontal="false" draw:mirror-vertical="false" svg:viewBox="0 0 6858000 4342292" draw:type="non-primitive" draw:enhanced-path="M 0 4342292 L 0 3294076 3428999 0 6858000 3294078 6858000 4342292 Z N">
            <draw:equation draw:name="f0" draw:formula="0*width/6858000"/>
            <draw:equation draw:name="f1" draw:formula="4342292*height/4342292"/>
            <draw:equation draw:name="f2" draw:formula="0*width/6858000"/>
            <draw:equation draw:name="f3" draw:formula="3294076*height/4342292"/>
            <draw:equation draw:name="f4" draw:formula="3428999*width/6858000"/>
            <draw:equation draw:name="f5" draw:formula="0*height/4342292"/>
            <draw:equation draw:name="f6" draw:formula="6858000*width/6858000"/>
            <draw:equation draw:name="f7" draw:formula="3294078*height/4342292"/>
            <draw:equation draw:name="f8" draw:formula="6858000*width/6858000"/>
            <draw:equation draw:name="f9" draw:formula="4342292*height/4342292"/>
            <draw:equation draw:name="f10" draw:formula="width"/>
            <draw:equation draw:name="f11" draw:formula="height"/>
          </draw:enhanced-geometry>
        </draw:custom-shape>
        <draw:custom-shape draw:name="Freeform 74" draw:style-name="Mgr7" draw:text-style-name="MP3" draw:layer="layout" svg:width="11.214cm" svg:height="16.581cm" draw:transform="rotate (-1.57079632679579) translate (14.285cm 3.918cm)">
          <text:p/>
          <draw:enhanced-geometry draw:mirror-horizontal="false" draw:mirror-vertical="false" svg:viewBox="0 0 6858000 3779640" draw:type="non-primitive" draw:enhanced-path="M 0 3779640 L 0 3294074 3428998 0 6858000 3294078 6858000 3779640 Z N">
            <draw:equation draw:name="f0" draw:formula="0*width/6858000"/>
            <draw:equation draw:name="f1" draw:formula="3779640*height/3779640"/>
            <draw:equation draw:name="f2" draw:formula="0*width/6858000"/>
            <draw:equation draw:name="f3" draw:formula="3294074*height/3779640"/>
            <draw:equation draw:name="f4" draw:formula="3428998*width/6858000"/>
            <draw:equation draw:name="f5" draw:formula="0*height/3779640"/>
            <draw:equation draw:name="f6" draw:formula="6858000*width/6858000"/>
            <draw:equation draw:name="f7" draw:formula="3294078*height/3779640"/>
            <draw:equation draw:name="f8" draw:formula="6858000*width/6858000"/>
            <draw:equation draw:name="f9" draw:formula="3779640*height/3779640"/>
            <draw:equation draw:name="f10" draw:formula="width"/>
            <draw:equation draw:name="f11" draw:formula="height"/>
          </draw:enhanced-geometry>
        </draw:custom-shape>
        <draw:custom-shape draw:name="Freeform 72" draw:style-name="Mgr8" draw:text-style-name="MP3" draw:layer="layout" svg:width="11.176cm" svg:height="14.403cm" draw:transform="rotate (-1.57079632679579) translate (12.791cm 3.936cm)">
          <text:p/>
          <draw:enhanced-geometry draw:mirror-horizontal="false" draw:mirror-vertical="false" svg:viewBox="0 0 6835318 3283182" draw:type="non-primitive" draw:enhanced-path="M 0 3283182 L 3417659 0 6835318 3283182 Z N">
            <draw:equation draw:name="f0" draw:formula="0*width/6835318"/>
            <draw:equation draw:name="f1" draw:formula="3283182*height/3283182"/>
            <draw:equation draw:name="f2" draw:formula="3417659*width/6835318"/>
            <draw:equation draw:name="f3" draw:formula="0*height/3283182"/>
            <draw:equation draw:name="f4" draw:formula="6835318*width/6835318"/>
            <draw:equation draw:name="f5" draw:formula="3283182*height/3283182"/>
            <draw:equation draw:name="f6" draw:formula="width"/>
            <draw:equation draw:name="f7" draw:formula="height"/>
          </draw:enhanced-geometry>
        </draw:custom-shape>
        <draw:custom-shape draw:name="Freeform 70" draw:style-name="Mgr9" draw:text-style-name="MP3" draw:layer="layout" svg:width="9.356cm" svg:height="12.057cm" draw:transform="rotate (-1.57079632679579) translate (11.181cm 4.846cm)">
          <text:p/>
          <draw:enhanced-geometry draw:mirror-horizontal="false" draw:mirror-vertical="false" svg:viewBox="0 0 5722165 2748506" draw:type="non-primitive" draw:enhanced-path="M 0 2748506 L 2861082 0 5722165 2748506 Z N">
            <draw:equation draw:name="f0" draw:formula="0*width/5722165"/>
            <draw:equation draw:name="f1" draw:formula="2748506*height/2748506"/>
            <draw:equation draw:name="f2" draw:formula="2861082*width/5722165"/>
            <draw:equation draw:name="f3" draw:formula="0*height/2748506"/>
            <draw:equation draw:name="f4" draw:formula="5722165*width/5722165"/>
            <draw:equation draw:name="f5" draw:formula="2748506*height/2748506"/>
            <draw:equation draw:name="f6" draw:formula="width"/>
            <draw:equation draw:name="f7" draw:formula="height"/>
          </draw:enhanced-geometry>
        </draw:custom-shape>
        <draw:custom-shape draw:name="Freeform 68" draw:style-name="Mgr10" draw:text-style-name="MP3" draw:layer="layout" svg:width="7.472cm" svg:height="9.629cm" draw:transform="rotate (-1.57079632679579) translate (9.514cm 5.788cm)">
          <text:p/>
          <draw:enhanced-geometry draw:mirror-horizontal="false" draw:mirror-vertical="false" svg:viewBox="0 0 4569964 2195074" draw:type="non-primitive" draw:enhanced-path="M 0 2195074 L 2284982 0 4569964 2195074 Z N">
            <draw:equation draw:name="f0" draw:formula="0*width/4569964"/>
            <draw:equation draw:name="f1" draw:formula="2195074*height/2195074"/>
            <draw:equation draw:name="f2" draw:formula="2284982*width/4569964"/>
            <draw:equation draw:name="f3" draw:formula="0*height/2195074"/>
            <draw:equation draw:name="f4" draw:formula="4569964*width/4569964"/>
            <draw:equation draw:name="f5" draw:formula="2195074*height/2195074"/>
            <draw:equation draw:name="f6" draw:formula="width"/>
            <draw:equation draw:name="f7" draw:formula="height"/>
          </draw:enhanced-geometry>
        </draw:custom-shape>
        <draw:custom-shape draw:name="Freeform 66" draw:style-name="Mgr11" draw:text-style-name="MP3" draw:layer="layout" svg:width="5.697cm" svg:height="7.341cm" draw:transform="rotate (-1.57079632679579) translate (7.944cm 6.676cm)">
          <text:p/>
          <draw:enhanced-geometry draw:mirror-horizontal="false" draw:mirror-vertical="false" svg:viewBox="0 0 3484374 1673637" draw:type="non-primitive" draw:enhanced-path="M 0 1673637 L 1742187 0 3484374 1673637 Z N">
            <draw:equation draw:name="f0" draw:formula="0*width/3484374"/>
            <draw:equation draw:name="f1" draw:formula="1673637*height/1673637"/>
            <draw:equation draw:name="f2" draw:formula="1742187*width/3484374"/>
            <draw:equation draw:name="f3" draw:formula="0*height/1673637"/>
            <draw:equation draw:name="f4" draw:formula="3484374*width/3484374"/>
            <draw:equation draw:name="f5" draw:formula="1673637*height/1673637"/>
            <draw:equation draw:name="f6" draw:formula="width"/>
            <draw:equation draw:name="f7" draw:formula="height"/>
          </draw:enhanced-geometry>
        </draw:custom-shape>
        <draw:custom-shape draw:name="Freeform 64" draw:style-name="Mgr12" draw:text-style-name="MP3" draw:layer="layout" svg:width="3.907cm" svg:height="5.035cm" draw:transform="rotate (-1.57079632679579) translate (6.361cm 7.571cm)">
          <text:p/>
          <draw:enhanced-geometry draw:mirror-horizontal="false" draw:mirror-vertical="false" svg:viewBox="0 0 2389892 1147928" draw:type="non-primitive" draw:enhanced-path="M 0 1147928 L 1194945 0 2389892 1147928 Z N">
            <draw:equation draw:name="f0" draw:formula="0*width/2389892"/>
            <draw:equation draw:name="f1" draw:formula="1147928*height/1147928"/>
            <draw:equation draw:name="f2" draw:formula="1194945*width/2389892"/>
            <draw:equation draw:name="f3" draw:formula="0*height/1147928"/>
            <draw:equation draw:name="f4" draw:formula="2389892*width/2389892"/>
            <draw:equation draw:name="f5" draw:formula="1147928*height/1147928"/>
            <draw:equation draw:name="f6" draw:formula="width"/>
            <draw:equation draw:name="f7" draw:formula="height"/>
          </draw:enhanced-geometry>
        </draw:custom-shape>
        <draw:custom-shape draw:name="Freeform 62" draw:style-name="Mgr13" draw:text-style-name="MP3" draw:layer="layout" svg:width="2.193cm" svg:height="2.826cm" draw:transform="rotate (-1.57079632679579) translate (4.845cm 8.428cm)">
          <text:p/>
          <draw:enhanced-geometry draw:mirror-horizontal="false" draw:mirror-vertical="false" svg:viewBox="0 0 1341743 644475" draw:type="non-primitive" draw:enhanced-path="M 0 644475 L 670871 0 1341743 644475 Z N">
            <draw:equation draw:name="f0" draw:formula="0*width/1341743"/>
            <draw:equation draw:name="f1" draw:formula="644475*height/644475"/>
            <draw:equation draw:name="f2" draw:formula="670871*width/1341743"/>
            <draw:equation draw:name="f3" draw:formula="0*height/644475"/>
            <draw:equation draw:name="f4" draw:formula="1341743*width/1341743"/>
            <draw:equation draw:name="f5" draw:formula="644475*height/644475"/>
            <draw:equation draw:name="f6" draw:formula="width"/>
            <draw:equation draw:name="f7" draw:formula="height"/>
          </draw:enhanced-geometry>
        </draw:custom-shape>
      </draw:g>
      <draw:frame draw:name="Slide Number Placeholder 5" presentation:style-name="Mpr2" draw:text-style-name="MP9" draw:layer="backgroundobjects" svg:width="0.418cm" svg:height="12.573cm" svg:x="32.303cm" svg:y="11.946cm" presentation:class="page-number" presentation:user-transformed="true">
        <draw:text-box>
          <text:p text:style-name="MP8"><text:span text:style-name="MT3"><text:page-number>&lt;number&gt;</text:page-number></text:span></text:p>
        </draw:text-box>
      </draw:frame>
      <draw:frame draw:name="Picture 16" draw:style-name="Mgr6" draw:text-style-name="MP5" draw:layer="backgroundobjects" svg:width="4.503cm" svg:height="1.382cm" svg:x="28.281cm" svg:y="1.126cm">
        <draw:image xlink:href="Pictures/20000067000079190000251DB9623627.wmf" xlink:type="simple" xlink:show="embed" xlink:actuate="onLoad">
          <text:p/>
        </draw:image>
      </draw:frame>
      <draw:frame presentation:style-name="Default-title" draw:layer="backgroundobjects" svg:width="30.479cm" svg:height="3.18cm" svg:x="1.693cm" svg:y="0.76cm" presentation:class="titl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9">
        <draw:custom-shape draw:name="Pentagon 6" draw:style-name="Mgr3" draw:text-style-name="MP3" draw:layer="layout" svg:width="23.603cm" svg:height="0.126cm" svg:x="1.204cm" svg:y="2.2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Chevron 7" draw:style-name="Mgr4" draw:text-style-name="MP3" draw:layer="layout" svg:width="3.508cm" svg:height="0.126cm" svg:x="24.807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 draw:style-name="Mgr3" draw:text-style-name="MP3" draw:layer="layout" svg:width="4.407cm" svg:height="0.126cm" svg:x="28.316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name="Rectangle 13" draw:style-name="Mgr5" draw:text-style-name="MP3" draw:layer="backgroundobjects" svg:width="10.382cm" svg:height="0.424cm" svg:x="11.855cm" svg:y="17.927cm">
        <text:p text:style-name="MP4"><text:span text:style-name="MT1">Confidential and Proprietary to Exusia, Inc. Copyright © 2020 Exusia, Inc.</text:span></text:p>
        <draw:enhanced-geometry svg:viewBox="0 0 21600 21600" draw:type="rectangle" draw:enhanced-path="M 0 0 L 21600 0 21600 21600 0 21600 0 0 Z N"/>
      </draw:custom-shape>
      <draw:frame draw:name="Picture 12" draw:style-name="Mgr6" draw:text-style-name="MP5" draw:layer="backgroundobjects" svg:width="4.069cm" svg:height="1.249cm" svg:x="1.204cm" svg:y="17.196cm">
        <draw:image xlink:href="Pictures/20000067000079190000251DB9623627.wmf" xlink:type="simple" xlink:show="embed" xlink:actuate="onLoad">
          <text:p/>
        </draw:image>
      </draw:frame>
      <draw:frame draw:name="Title 1" presentation:style-name="Mpr5" draw:text-style-name="MP3" draw:layer="backgroundobjects" svg:width="31.517cm" svg:height="1.487cm" svg:x="1.204cm" svg:y="0.653cm" presentation:class="title" presentation:user-transformed="true">
        <draw:text-box>
          <text:p text:style-name="MP10"><text:span text:style-name="MT4">Click to edit the title text formatClick to edit Master title style</text:span></text:p>
        </draw:text-box>
      </draw:frame>
      <draw:frame draw:name="Date Placeholder 2" presentation:style-name="Mpr6" draw:text-style-name="MP11" draw:layer="backgroundobjects" svg:width="7.619cm" svg:height="1.013cm" svg:x="2.328cm" svg:y="17.657cm" presentation:class="date-time" presentation:user-transformed="true">
        <draw:text-box>
          <text:p/>
        </draw:text-box>
      </draw:frame>
      <draw:frame draw:name="Footer Placeholder 3" presentation:style-name="Mpr6" draw:text-style-name="MP12" draw:layer="backgroundobjects" svg:width="11.429cm" svg:height="1.013cm" svg:x="11.218cm" svg:y="17.657cm" presentation:class="footer" presentation:user-transformed="true">
        <draw:text-box>
          <text:p/>
        </draw:text-box>
      </draw:frame>
      <draw:frame draw:name="Slide Number Placeholder 4" presentation:style-name="Mpr6" draw:text-style-name="MP9" draw:layer="backgroundobjects" svg:width="0.418cm" svg:height="0.426cm" svg:x="32.303cm" svg:y="17.927cm" presentation:class="page-number" presentation:user-transformed="true">
        <draw:text-box>
          <text:p text:style-name="MP8"><text:span text:style-name="MT5"><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3">
        <draw:page-thumbnail presentation:style-name="Default_20_1-title" draw:layer="backgroundobjects" svg:width="11.851cm" svg:height="6.666cm" svg:x="10.363cm" svg:y="1.351cm" presentation:class="page"/>
        <draw:frame presentation:style-name="Default_20_1-notes" draw:layer="backgroundobjects" svg:width="26.062cm" svg:height="8cm" svg:x="3.257cm" svg:y="8.445cm" presentation:class="notes" presentation:placeholder="true">
          <draw:text-box/>
        </draw:frame>
        <draw:frame presentation:style-name="Mpr7" draw:text-style-name="MP1" draw:layer="backgroundobjects" svg:width="14.138cm" svg:height="0.888cm" svg:x="0cm" svg:y="0cm" presentation:class="header">
          <draw:text-box>
            <text:p text:style-name="MP1"><presentation:header/></text:p>
          </draw:text-box>
        </draw:frame>
        <draw:frame presentation:style-name="Mpr7" draw:text-style-name="MP2" draw:layer="backgroundobjects" svg:width="14.138cm" svg:height="0.888cm" svg:x="18.44cm" svg:y="0cm" presentation:class="date-time">
          <draw:text-box>
            <text:p text:style-name="MP2"><presentation:date-time/></text:p>
          </draw:text-box>
        </draw:frame>
        <draw:frame presentation:style-name="Mpr8" draw:text-style-name="MP1" draw:layer="backgroundobjects" svg:width="14.138cm" svg:height="0.888cm" svg:x="0cm" svg:y="16.891cm" presentation:class="footer">
          <draw:text-box>
            <text:p text:style-name="MP1"><presentation:footer/></text:p>
          </draw:text-box>
        </draw:frame>
        <draw:frame presentation:style-name="Mpr8" draw:text-style-name="MP2" draw:layer="backgroundobjects" svg:width="14.138cm" svg:height="0.888cm" svg:x="18.44cm" svg:y="16.891cm" presentation:class="page-number">
          <draw:text-box>
            <text:p text:style-name="MP2"><text:page-number>&lt;number&gt;</text:page-number></text:p>
          </draw:text-box>
        </draw:frame>
      </presentation:notes>
    </style:master-page>
    <style:master-page style:name="Default_20_2" style:display-name="Default 2" style:page-layout-name="PM1" draw:style-name="Mdp1">
      <draw:g draw:name="Group 9">
        <draw:custom-shape draw:name="Pentagon 6" draw:style-name="Mgr3" draw:text-style-name="MP3" draw:layer="layout" svg:width="23.603cm" svg:height="0.126cm" svg:x="1.204cm" svg:y="2.2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Chevron 7" draw:style-name="Mgr4" draw:text-style-name="MP3" draw:layer="layout" svg:width="3.508cm" svg:height="0.126cm" svg:x="24.807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 draw:style-name="Mgr3" draw:text-style-name="MP3" draw:layer="layout" svg:width="4.407cm" svg:height="0.126cm" svg:x="28.316cm" svg:y="2.23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name="Rectangle 13" draw:style-name="Mgr5" draw:text-style-name="MP3" draw:layer="backgroundobjects" svg:width="10.382cm" svg:height="0.424cm" svg:x="11.855cm" svg:y="17.927cm">
        <text:p text:style-name="MP4"><text:span text:style-name="MT1">Confidential and Proprietary to Exusia, Inc. Copyright © 2020 Exusia, Inc.</text:span></text:p>
        <draw:enhanced-geometry svg:viewBox="0 0 21600 21600" draw:type="rectangle" draw:enhanced-path="M 0 0 L 21600 0 21600 21600 0 21600 0 0 Z N"/>
      </draw:custom-shape>
      <draw:frame draw:name="Picture 12" draw:style-name="Mgr6" draw:text-style-name="MP5" draw:layer="backgroundobjects" svg:width="4.069cm" svg:height="1.249cm" svg:x="1.204cm" svg:y="17.196cm">
        <draw:image xlink:href="Pictures/20000067000079190000251DB9623627.wmf" xlink:type="simple" xlink:show="embed" xlink:actuate="onLoad">
          <text:p/>
        </draw:image>
      </draw:frame>
      <draw:frame draw:name="Title 1" presentation:style-name="Mpr9" draw:text-style-name="MP3" draw:layer="backgroundobjects" svg:width="31.517cm" svg:height="1.487cm" svg:x="1.204cm" svg:y="0.653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10" draw:text-style-name="MP3" draw:layer="backgroundobjects" svg:width="31.517cm" svg:height="12.086cm" svg:x="1.204cm" svg:y="4.108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
                                    <text:list-item>
                                      <text:p text:style-name="MP6"><text:span text:style-name="MT6">Seventh Outline Level</text:span></text:p>
                                      <text:list>
                                        <text:list-item>
                                          <text:p text:style-name="MP6"><text:span text:style-name="MT6">Eighth Outline Level</text:span></text:p>
                                        </text:list-item>
                                      </text:list>
                                    </text:list-item>
                                  </text:list>
                                </text:list-item>
                              </text:list>
                            </text:list-item>
                          </text:list>
                        </text:list-item>
                      </text:list>
                    </text:list-item>
                  </text:list>
                </text:list-item>
              </text:list>
            </text:list-item>
          </text:list>
          <text:list text:style-name="ML7">
            <text:list-item>
              <text:p text:style-name="MP13"><text:span text:style-name="MT6">Ninth Outline LevelClick to edit Master text styles</text:span></text:p>
            </text:list-item>
          </text:list>
          <text:list text:style-name="ML8">
            <text:list-item>
              <text:list>
                <text:list-item>
                  <text:p text:style-name="MP14"><text:span text:style-name="MT7">Second level</text:span></text:p>
                </text:list-item>
              </text:list>
            </text:list-item>
          </text:list>
          <text:list text:style-name="ML9">
            <text:list-item>
              <text:list>
                <text:list-item>
                  <text:list>
                    <text:list-item>
                      <text:p text:style-name="MP15"><text:span text:style-name="MT8">Third level</text:span></text:p>
                    </text:list-item>
                  </text:list>
                </text:list-item>
              </text:list>
            </text:list-item>
          </text:list>
        </draw:text-box>
      </draw:frame>
      <draw:frame draw:name="Text Placeholder 9" presentation:style-name="Mpr11" draw:text-style-name="MP3" draw:layer="backgroundobjects" svg:width="31.515cm" svg:height="12.773cm" svg:x="1.204cm" svg:y="2.571cm" presentation:class="outline" presentation:user-transformed="true">
        <draw:text-box>
          <text:list text:style-name="ML3">
            <text:list-item>
              <text:p text:style-name="MP6"><text:span text:style-name="MT9">Click to edit the outline text format</text:span></text:p>
              <text:list>
                <text:list-item>
                  <text:p text:style-name="MP6"><text:span text:style-name="MT9">Second Outline Level</text:span></text:p>
                  <text:list>
                    <text:list-item>
                      <text:p text:style-name="MP6"><text:span text:style-name="MT9">Third Outline Level</text:span></text:p>
                      <text:list>
                        <text:list-item>
                          <text:p text:style-name="MP6"><text:span text:style-name="MT9">Fourth Outline Level</text:span></text:p>
                          <text:list>
                            <text:list-item>
                              <text:p text:style-name="MP6"><text:span text:style-name="MT9">Fifth Outline Level</text:span></text:p>
                              <text:list>
                                <text:list-item>
                                  <text:p text:style-name="MP6"><text:span text:style-name="MT9">Sixth Outline Level</text:span></text:p>
                                  <text:list>
                                    <text:list-item>
                                      <text:p text:style-name="MP6"><text:span text:style-name="MT9">Seventh Outline Level</text:span></text:p>
                                      <text:list>
                                        <text:list-item>
                                          <text:p text:style-name="MP6"><text:span text:style-name="MT9">Eighth Outline Level</text:span></text:p>
                                        </text:list-item>
                                      </text:list>
                                    </text:list-item>
                                  </text:list>
                                </text:list-item>
                              </text:list>
                            </text:list-item>
                          </text:list>
                        </text:list-item>
                      </text:list>
                    </text:list-item>
                  </text:list>
                </text:list-item>
              </text:list>
            </text:list-item>
          </text:list>
          <text:p text:style-name="MP7"><text:span text:style-name="MT9">Ninth Outline LevelClick to edit Master text styles</text:span></text:p>
        </draw:text-box>
      </draw:frame>
      <draw:frame draw:name="Slide Number Placeholder 5" presentation:style-name="Mpr12" draw:text-style-name="MP9" draw:layer="backgroundobjects" svg:width="0.418cm" svg:height="12.573cm" svg:x="32.303cm" svg:y="11.915cm" presentation:class="page-number" presentation:user-transformed="true">
        <draw:text-box>
          <text:p text:style-name="MP8"><text:span text:style-name="MT3"><text:page-number>&lt;number&gt;</text:page-number></text:span></text:p>
        </draw:text-box>
      </draw:frame>
      <presentation:notes style:page-layout-name="PM3">
        <draw:page-thumbnail presentation:style-name="Default_20_2-title" draw:layer="backgroundobjects" svg:width="11.851cm" svg:height="6.666cm" svg:x="10.363cm" svg:y="1.351cm" presentation:class="page"/>
        <draw:frame presentation:style-name="Default_20_2-notes" draw:layer="backgroundobjects" svg:width="26.062cm" svg:height="8cm" svg:x="3.257cm" svg:y="8.445cm" presentation:class="notes" presentation:placeholder="true">
          <draw:text-box/>
        </draw:frame>
        <draw:frame presentation:style-name="Mpr13" draw:text-style-name="MP1" draw:layer="backgroundobjects" svg:width="14.138cm" svg:height="0.888cm" svg:x="0cm" svg:y="0cm" presentation:class="header">
          <draw:text-box>
            <text:p text:style-name="MP1"><presentation:header/></text:p>
          </draw:text-box>
        </draw:frame>
        <draw:frame presentation:style-name="Mpr13" draw:text-style-name="MP2" draw:layer="backgroundobjects" svg:width="14.138cm" svg:height="0.888cm" svg:x="18.44cm" svg:y="0cm" presentation:class="date-time">
          <draw:text-box>
            <text:p text:style-name="MP2"><presentation:date-time/></text:p>
          </draw:text-box>
        </draw:frame>
        <draw:frame presentation:style-name="Mpr14" draw:text-style-name="MP1" draw:layer="backgroundobjects" svg:width="14.138cm" svg:height="0.888cm" svg:x="0cm" svg:y="16.891cm" presentation:class="footer">
          <draw:text-box>
            <text:p text:style-name="MP1"><presentation:footer/></text:p>
          </draw:text-box>
        </draw:frame>
        <draw:frame presentation:style-name="Mpr14" draw:text-style-name="MP2" draw:layer="backgroundobjects" svg:width="14.138cm" svg:height="0.888cm" svg:x="18.44cm" svg:y="16.891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10-29T00:18:48.05</dc:date>
    <dc:creator>Giridhar Enukurthi</dc:creator>
    <meta:generator>OpenOffice/4.1.7$Win32 OpenOffice.org_project/417m1$Build-9800</meta:generator>
    <meta:editing-duration>PT4H15M20S</meta:editing-duration>
    <meta:editing-cycles>6</meta:editing-cycles>
    <meta:document-statistic meta:object-count="82"/>
  </office:meta>
</office:document-meta>
</file>